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 cloud computing, <text:span text:style-name="Strong_20_Emphasis">load generators</text:span> are tools or software that simulate real-world traffic or user activity in order to test the performance, scalability, and stability of applications or systems deployed in the cloud. Their primary purpose is to generate a high volume of requests or workloads to evaluate how well a system performs under stress, which helps identify potential bottlenecks or weaknesses in the infrastruc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4:35:02.700868448</meta:creation-date>
    <dc:date>2026-04-19T14:38:09.392528763</dc:date>
    <meta:editing-duration>PT3M7S</meta:editing-duration>
    <meta:editing-cycles>1</meta:editing-cycles>
    <meta:document-statistic meta:table-count="0" meta:image-count="0" meta:object-count="0" meta:page-count="1" meta:paragraph-count="1" meta:word-count="65" meta:character-count="427" meta:non-whitespace-character-count="363"/>
    <meta:generator>LibreOffice/26.2.1.2$Linux_X86_64 LibreOffice_project/620$Build-2</meta:generator>
  </office:meta>
</office:document-meta>
</file>